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entiendo que en esta sección <text:span text:style-name="Strong_20_Emphasis">1.3</text:span> queremos hacer que el lector sienta que está asomándose a un concepto radicalmente nuevo, pero sin desvelarlo todo todavía.<text:line-break/>Es como enseñar solo el perfil de una montaña a lo lejos y prometer que más adelante la escalaremos juntos.<text:line-break/>Lo que haré será:</text:p>
      <text:list xml:id="list2535537417" text:style-name="L1">
        <text:list-item>
          <text:p text:style-name="P1">Conservar las ideas clave que tienes (individuos como células, vida como criatura única, inevitable, inmortal, inteligente).</text:p>
        </text:list-item>
        <text:list-item>
          <text:p text:style-name="P1">Añadir matices para que no suene solo a biología poética, sino a un modelo lógico que se puede experimentar.</text:p>
        </text:list-item>
        <text:list-item>
          <text:p text:style-name="P1">Usar un tono de <text:span text:style-name="Strong_20_Emphasis">revelación anticipada</text:span>, con frases que despierten la curiosidad y construyan expectativa.</text:p>
        </text:list-item>
        <text:list-item>
          <text:p text:style-name="P1">Insertar un breve guiño al experimento del capítulo 13 como una promesa de prueba tangible.</text:p>
        </text:list-item>
      </text:list>
      <text:p text:style-name="Text_20_body">Aquí te presento la versión extendida (aprox. 1000 palabras):</text:p>
      <text:p text:style-name="Horizontal_20_Line"/>
      <text:h text:style-name="Heading_20_2" text:outline-level="2"><text:span text:style-name="Strong_20_Emphasis">1.3 – Descripción del nuevo modelo por sus características principales</text:span></text:h>
      <text:p text:style-name="Text_20_body">En los próximos capítulos vamos a emprender algo que, a primera vista, podría parecer un simple ejercicio de simulación… pero que, en realidad, es una puerta hacia un nuevo modo de entender la vida.<text:line-break/>No se trata de un juego intelectual sin consecuencias, sino de una experiencia concreta y verificable que nos permitirá <text:span text:style-name="Strong_20_Emphasis">ver funcionar</text:span> —casi como si fuera un organismo real— el modelo que vamos a describir.</text:p>
      <text:p text:style-name="Text_20_body">Para ello construiremos una simulación funcional de la vida.<text:line-break/>No intentaremos recrear la complejidad de un ecosistema completo, ni imitar fielmente cada aspecto de la biología terrestre. En su lugar, partiremos de la esencia más pura del fenómeno: <text:span text:style-name="Strong_20_Emphasis">individuos que se reproducen</text:span>.<text:line-break/>Ese es el núcleo irreductible de la vida que podemos observar en la naturaleza, y será también el núcleo de nuestra simulación.</text:p>
      <text:p text:style-name="Text_20_body">En este sistema virtual, los individuos no serán organismos como los conocemos, sino entidades abstractas con reglas simples de nacimiento, interacción y reproducción. Sin embargo, a partir de esa simplicidad emergerán comportamientos sorprendentes.<text:line-break/>Y, lo más importante: podremos observarlos directamente, ver cómo el sistema “respira” cuando lo ponemos en marcha.<text:line-break/>De esa observación extraeremos un modelo conceptual —no una teoría vaga, sino una estructura lógica capaz de responder preguntas.</text:p>
      <text:p text:style-name="Text_20_body"><text:soft-page-break/>Pero antes de mostrar la máquina, adelantemos sus implicaciones.<text:line-break/>Podremos comprobarlo más adelante, cuando el sistema esté vivo en nuestra pantalla, pero conviene que el lector sepa desde ahora qué está en juego.</text:p>
      <text:p text:style-name="Horizontal_20_Line"/>
      <text:h text:style-name="Heading_20_3" text:outline-level="3"><text:span text:style-name="Strong_20_Emphasis">La criatura invisible</text:span></text:h>
      <text:p text:style-name="Text_20_body">Imaginemos por un momento que la vida no es la suma de miles de especies distintas, sino un solo ser.<text:line-break/>Un organismo real, compuesto por todos los individuos de todas las especies que han existido y existirán a lo largo del tiempo.<text:line-break/>En esta visión, cada uno de nosotros sería una célula —efímera, reemplazable— de un cuerpo descomunal.</text:p>
      <text:p text:style-name="Text_20_body">La idea puede resultar extraña.<text:line-break/>Es natural que, al intentar imaginar la forma de esta criatura, la mente busque analogías: tal vez un árbol inmenso cuyas ramas se extienden en todas direcciones; o un bosque de árboles interconectados, como si cada tronco fuera una línea evolutiva distinta, pero unidas todas a una misma raíz.<text:line-break/>Y sin embargo, cualquier imagen que construyamos será insuficiente.<text:line-break/>La vida, entendida así, no está limitada por las proporciones a las que estamos acostumbrados.<text:line-break/>Puede tener formas que nunca hemos visto, y un grado de complejidad que dejaría pequeños incluso a los organismos más extraños de la Tierra.</text:p>
      <text:p text:style-name="Horizontal_20_Line"/>
      <text:h text:style-name="Heading_20_3" text:outline-level="3"><text:span text:style-name="Strong_20_Emphasis">Más allá de un planeta</text:span></text:h>
      <text:p text:style-name="Text_20_body">En este modelo, la criatura no está confinada a la Tierra.<text:line-break/>No es la “biosfera terrestre” ampliada, sino algo más vasto: un habitante del universo entero.<text:line-break/>Dondequiera que las condiciones lo permitan —en cualquier planeta, en cualquier rincón del cosmos— allí aparecerá.<text:line-break/>Y no solo aparecerá: persistirá, crecerá y se adaptará.</text:p>
      <text:p text:style-name="Text_20_body">Esto nos lleva a una conclusión que ya empieza a desafiar lo que hemos aprendido:<text:line-break/>En un universo como este, la aparición de la vida no es un accidente improbable, sino una consecuencia inevitable.<text:line-break/>Si la materia puede organizarse para pensar, acabará haciéndolo.<text:line-break/>Tarde o temprano, en cualquier rincón donde las reglas físicas permitan la complejidad, nacerá un fragmento de esta criatura universal.</text:p>
      <text:p text:style-name="Horizontal_20_Line"/>
      <text:h text:style-name="Heading_20_3" text:outline-level="3"><text:span text:style-name="Strong_20_Emphasis">Inmortalidad y redundancia</text:span></text:h>
      <text:p text:style-name="Text_20_body">Otra de las revelaciones más contundentes es que esta criatura es inmortal.<text:line-break/>No porque ninguno de sus individuos lo sea, sino precisamente por lo contrario: porque está formada por incontables vidas finitas que se reemplazan unas a otras sin descanso.<text:line-break/>Si un planeta entero desapareciera en una catástrofe, la vida no se extinguiría con él.<text:line-break/><text:soft-page-break/>Seguiría existiendo en otros lugares del universo, y seguiría apareciendo allí donde las condiciones fueran propicias.<text:line-break/>Es, en cierto sentido, más resistente que cualquier estrella.</text:p>
      <text:p text:style-name="Text_20_body">Su inmortalidad no depende de un refugio oculto ni de una tecnología salvadora: está garantizada por su <text:span text:style-name="Strong_20_Emphasis">redundancia estructural</text:span>.<text:line-break/>No hay un único punto de fallo.<text:line-break/>Es como un texto escrito miles de veces en miles de lugares; destruir una copia no elimina la historia.</text:p>
      <text:p text:style-name="Horizontal_20_Line"/>
      <text:h text:style-name="Heading_20_3" text:outline-level="3"><text:span text:style-name="Strong_20_Emphasis">Inevitabilidad</text:span></text:h>
      <text:p text:style-name="Text_20_body">Si aceptamos que la vida es un fenómeno natural, debemos dar un paso más: entender que es inseparable del universo tal como lo conocemos.<text:line-break/>En la misma forma en que la gravedad curva el espacio, la vida curva la materia hacia la inteligencia.<text:line-break/>Materia y vida no son dos cosas distintas que a veces coinciden: son aspectos de un mismo proceso.<text:line-break/>Mientras exista un universo con sus leyes actuales, existirá vida.<text:line-break/>Podría desaparecer si el universo mismo llegara a su fin, pero mientras tanto… seguirá apareciendo, inevitablemente, una y otra vez.</text:p>
      <text:p text:style-name="Horizontal_20_Line"/>
      <text:h text:style-name="Heading_20_3" text:outline-level="3"><text:span text:style-name="Strong_20_Emphasis">Una sola inteligencia</text:span></text:h>
      <text:p text:style-name="Text_20_body">Quizá la característica más difícil de asimilar —y la más reveladora— es que toda esta vida distribuida no está formada por inteligencias separadas, sino por una única inteligencia que se manifiesta en múltiples lugares.<text:line-break/>La tentación es pensar en términos biológicos: diferentes especies, diferentes orígenes, diferentes linajes.<text:line-break/>Pero este modelo se apoya en otra lógica: la lógica de los sistemas.</text:p>
      <text:p text:style-name="Text_20_body">En el experimento que realizaremos más adelante, cada individuo será una pieza de un proceso de resolución de problemas.<text:line-break/>Podremos crear diferentes “especies” adaptadas a diferentes tareas, y aunque no tengan un parentesco biológico entre ellas, seguirán siendo parte del mismo sistema lógico.<text:line-break/>La inteligencia no está en el individuo, sino en el conjunto.<text:line-break/>Lo mismo ocurre con la vida en el universo: los planetas son instancias separadas, pero el proceso —la “máquina”— es siempre el mismo.</text:p>
      <text:p text:style-name="Text_20_body">En este sentido, podemos decir que la vida, en cualquier parte del cosmos, es siempre la misma criatura.<text:line-break/>No importa si dos formas de vida nunca han compartido un ancestro común: están ejecutando el mismo tipo de proceso, explorando, aprendiendo, acumulando conocimiento.<text:line-break/>Es una única inteligencia que despierta espontáneamente, aquí y allá, pero que siempre es la misma.</text:p>
      <text:p text:style-name="Horizontal_20_Line"/>
      <text:h text:style-name="Heading_20_3" text:outline-level="3"><text:soft-page-break/><text:span text:style-name="Strong_20_Emphasis">Una criatura extraordinaria</text:span></text:h>
      <text:p text:style-name="Text_20_body">Si reunimos todas estas características, el retrato que obtenemos es casi inquietante:</text:p>
      <text:list xml:id="list2523244655" text:style-name="L2">
        <text:list-item>
          <text:p text:style-name="P2"><text:span text:style-name="Strong_20_Emphasis">Universal</text:span>: habita donde sea posible.</text:p>
        </text:list-item>
        <text:list-item>
          <text:p text:style-name="P2"><text:span text:style-name="Strong_20_Emphasis">Inevitable</text:span>: surge siempre que las condiciones lo permiten.</text:p>
        </text:list-item>
        <text:list-item>
          <text:p text:style-name="P2"><text:span text:style-name="Strong_20_Emphasis">Inmortal</text:span>: no puede ser destruida mientras el universo exista.</text:p>
        </text:list-item>
        <text:list-item>
          <text:p text:style-name="P2"><text:span text:style-name="Strong_20_Emphasis">Única</text:span>: no hay varias vidas, sino una sola vida repartida por el cosmos.</text:p>
        </text:list-item>
        <text:list-item>
          <text:p text:style-name="P2"><text:span text:style-name="Strong_20_Emphasis">Inteligente</text:span>: y no solo inteligente, sino portadora de la mayor inteligencia posible.</text:p>
        </text:list-item>
      </text:list>
      <text:p text:style-name="Text_20_body">Es una criatura tan diferente de nosotros que apenas podemos concebirla… y, sin embargo, somos parte de ella.<text:line-break/>No la hemos inventado: la hemos heredado.<text:line-break/>No podemos verla completa, pero su presencia nos envuelve, como el aire o la gravedad.</text:p>
      <text:p text:style-name="Horizontal_20_Line"/>
      <text:p text:style-name="Text_20_body">En los capítulos que siguen, no solo hablaremos de ella: la haremos aparecer en un entorno controlado.<text:line-break/>Construiremos, paso a paso, un sistema donde podamos verla actuar, aprender y evolucionar.<text:line-break/>Y entonces, lo que ahora parece una metáfora o una imagen poética, se volverá tan real como cualquier otro fenómeno que podamos medir.</text:p>
      <text:p text:style-name="Text_20_body">Este es el nuevo modelo.<text:line-break/>No es biológico ni místico, sino lógico y matemático.<text:line-break/>Pero, como veremos, su capacidad para explicar la vida es tan poderosa que, en algunos aspectos, se acerca peligrosamente a la idea de un dios.</text:p>
      <text:p text:style-name="Horizontal_20_Line"/>
      <text:p text:style-name="Text_20_body">Si quieres, puedo preparar ahora <text:span text:style-name="Strong_20_Emphasis">una versión visual y esquemática de estas características</text:span> que sirva como cuadro resumen antes de entrar en los capítulos siguientes, algo que atrape la vista y refuerce la idea central. Eso puede aumentar aún más el impacto de esta secció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1T20:21:15.494000000</meta:creation-date>
    <dc:date>2025-08-11T20:28:57.578000000</dc:date>
    <meta:editing-duration>PT7M42S</meta:editing-duration>
    <meta:editing-cycles>1</meta:editing-cycles>
    <meta:document-statistic meta:table-count="0" meta:image-count="0" meta:object-count="0" meta:page-count="4" meta:paragraph-count="37" meta:word-count="1315" meta:character-count="8224" meta:non-whitespace-character-count="6954"/>
    <meta:generator>LibreOffice/7.3.5.2$Windows_X86_64 LibreOffice_project/184fe81b8c8c30d8b5082578aee2fed2ea847c01</meta:generator>
  </office:meta>
</office:document-meta>
</file>